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e809" officeooo:paragraph-rsid="000de809"/>
    </style:style>
    <style:style style:name="P2" style:family="paragraph" style:parent-style-name="Standard">
      <style:paragraph-properties fo:text-align="start" style:justify-single-word="false"/>
      <style:text-properties officeooo:rsid="000fa122" officeooo:paragraph-rsid="000fa122"/>
    </style:style>
    <style:style style:name="P3" style:family="paragraph" style:parent-style-name="Standard">
      <style:paragraph-properties fo:text-align="start" style:justify-single-word="false"/>
      <style:text-properties officeooo:rsid="000fa122" officeooo:paragraph-rsid="00170bf3"/>
    </style:style>
    <style:style style:name="P4" style:family="paragraph" style:parent-style-name="Standard">
      <style:paragraph-properties fo:text-align="start" style:justify-single-word="false"/>
      <style:text-properties officeooo:rsid="0010e3e7" officeooo:paragraph-rsid="0010e3e7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de809" officeooo:paragraph-rsid="000de809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1763d" officeooo:paragraph-rsid="0011763d"/>
    </style:style>
    <style:style style:name="P7" style:family="paragraph" style:parent-style-name="Standard">
      <style:paragraph-properties fo:text-align="start" style:justify-single-word="false"/>
      <style:text-properties officeooo:rsid="0013518b" officeooo:paragraph-rsid="0013518b"/>
    </style:style>
    <style:style style:name="P8" style:family="paragraph" style:parent-style-name="Text_20_body">
      <style:paragraph-properties fo:text-align="start" style:justify-single-word="false"/>
      <style:text-properties officeooo:rsid="0013518b" officeooo:paragraph-rsid="0013518b"/>
    </style:style>
    <style:style style:name="P9" style:family="paragraph" style:parent-style-name="Text_20_body">
      <style:paragraph-properties fo:margin-left="0.3937in" fo:margin-right="0in" fo:text-indent="-0.3937in" style:auto-text-indent="false"/>
    </style:style>
    <style:style style:name="T1" style:family="text">
      <style:text-properties officeooo:rsid="0010e3e7"/>
    </style:style>
    <style:style style:name="T2" style:family="text">
      <style:text-properties officeooo:rsid="0013518b"/>
    </style:style>
    <style:style style:name="T3" style:family="text">
      <style:text-properties fo:font-style="italic"/>
    </style:style>
    <style:style style:name="T4" style:family="text">
      <style:text-properties officeooo:rsid="00151787"/>
    </style:style>
    <style:style style:name="T5" style:family="text">
      <style:text-properties officeooo:rsid="00170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adMe</text:p>
      <text:p text:style-name="P1"/>
      <text:p text:style-name="P4"><text:s/>- How to run the implementation from the terminal:</text:p>
      <text:p text:style-name="P4"><text:tab/><text:tab/>$ python3 FibNim.py</text:p>
      <text:p text:style-name="P4"/>
      <text:p text:style-name="P6">- The first part of the implementation is a game of Fibonacci Nim against the computer. The second part of the implementation is a program to determine if Grundy Number of any position in the Fibonacci Nim Game is equal to 0,1,2, or 3.</text:p>
      <text:p text:style-name="P7"/>
      <text:p text:style-name="P7">Sources Used: </text:p>
      <text:p text:style-name="P8">Allen, Cody, and Vadim Ponomarenko. <text:span text:style-name="T3">Winning Moves in Fibonacci Nim</text:span>, 2015, <text:tab/>vadim.sdsu.edu//fnim.pdf. </text:p>
      <text:p text:style-name="P9">Larsson, Urban, and Simon Rubinstein-Salzedo. “Grundy Values of Fibonacci Nim.” <text:span text:style-name="T3">ArXiv.org</text:span>, 19 May 2015, arxiv.org/abs/1410.0332. </text:p>
      <text:p text:style-name="P9">“Sprague-Grundy Theorem. Nim.” <text:span text:style-name="T3">Sprague-Grundy Theorem. Nim - Competitive Programming Algorithms</text:span>, cp-algorithms.com/game_theory/sprague-grundy-nim.html. </text:p>
      <text:p text:style-name="P9"><text:span text:style-name="T2">Fibonacci Nim Game: </text:span>http://ceadserv1.nku.edu/longa//classes/2002fall/mat115/days/day09/newfib.html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20:26:54.822556100</meta:creation-date>
    <meta:generator>LibreOffice/6.4.6.2$Linux_X86_64 LibreOffice_project/40$Build-2</meta:generator>
    <dc:date>2021-01-07T04:00:26.974260537</dc:date>
    <meta:editing-duration>PT3H8M40S</meta:editing-duration>
    <meta:editing-cycles>10</meta:editing-cycles>
    <meta:document-statistic meta:table-count="0" meta:image-count="0" meta:object-count="0" meta:page-count="1" meta:paragraph-count="9" meta:word-count="101" meta:character-count="807" meta:non-whitespace-character-count="707"/>
  </office:meta>
</office:document-meta>
</file>